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11962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9926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8151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16921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8851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37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18611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2054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5146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9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2067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8773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9824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16016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5475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2173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0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1987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2.0"/>
          <table:table-cell office:value-type="float" office:value="2993.0"/>
          <table:table-cell office:value-type="float" office:value="7816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3174"/>
          <table:table-cell office:value-type="float" office:value="0.058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13.0"/>
          <table:table-cell office:value-type="float" office:value="446.0"/>
          <table:table-cell office:value-type="float" office:value="719.0"/>
          <table:table-cell office:value-type="float" office:value="2993.0"/>
          <table:table-cell office:value-type="float" office:value="7816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0578"/>
          <table:table-cell office:value-type="float" office:value="1.503"/>
          <table:table-cell office:value-type="float" office:value="1.42"/>
          <table:table-cell office:value-type="float" office:value="71136.0"/>
          <table:table-cell office:value-type="float" office:value="0.0"/>
          <table:table-cell office:value-type="float" office:value="498.0"/>
          <table:table-cell office:value-type="float" office:value="33358.0"/>
          <table:table-cell office:value-type="float" office:value="104667.0"/>
          <table:table-cell office:value-type="float" office:value="3015.0"/>
          <table:table-cell office:value-type="float" office:value="7897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9749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662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786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5081"/>
          <table:table-cell office:value-type="float" office:value="0.07"/>
          <table:table-cell office:value-type="float" office:value="0.03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642.0"/>
          <table:table-cell office:value-type="float" office:value="1721.0"/>
          <table:table-cell office:value-type="float" office:value="2993.0"/>
          <table:table-cell office:value-type="float" office:value="7828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7946"/>
          <table:table-cell office:value-type="float" office:value="0.537"/>
          <table:table-cell office:value-type="float" office:value="0.5"/>
          <table:table-cell office:value-type="float" office:value="24398.0"/>
          <table:table-cell office:value-type="float" office:value="0.0"/>
          <table:table-cell office:value-type="float" office:value="99.0"/>
          <table:table-cell office:value-type="float" office:value="4938.0"/>
          <table:table-cell office:value-type="float" office:value="29594.0"/>
          <table:table-cell office:value-type="float" office:value="2993.0"/>
          <table:table-cell office:value-type="float" office:value="7828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2457"/>
          <table:table-cell office:value-type="float" office:value="12.298"/>
          <table:table-cell office:value-type="float" office:value="12.24"/>
          <table:table-cell office:value-type="float" office:value="460600.0"/>
          <table:table-cell office:value-type="float" office:value="0.0"/>
          <table:table-cell office:value-type="float" office:value="2750.0"/>
          <table:table-cell office:value-type="float" office:value="262844.0"/>
          <table:table-cell office:value-type="float" office:value="723794.0"/>
          <table:table-cell office:value-type="float" office:value="3015.0"/>
          <table:table-cell office:value-type="float" office:value="7909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1573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454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5522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84392"/>
          <table:table-cell office:value-type="float" office:value="0.05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14.0"/>
          <table:table-cell office:value-type="float" office:value="386.0"/>
          <table:table-cell office:value-type="float" office:value="840.0"/>
          <table:table-cell office:value-type="float" office:value="2993.0"/>
          <table:table-cell office:value-type="float" office:value="7821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9177"/>
          <table:table-cell office:value-type="float" office:value="0.054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11.0"/>
          <table:table-cell office:value-type="float" office:value="282.0"/>
          <table:table-cell office:value-type="float" office:value="741.0"/>
          <table:table-cell office:value-type="float" office:value="2993.0"/>
          <table:table-cell office:value-type="float" office:value="7821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0982"/>
          <table:table-cell office:value-type="float" office:value="3.991"/>
          <table:table-cell office:value-type="float" office:value="3.93"/>
          <table:table-cell office:value-type="float" office:value="191610.0"/>
          <table:table-cell office:value-type="float" office:value="0.0"/>
          <table:table-cell office:value-type="float" office:value="705.0"/>
          <table:table-cell office:value-type="float" office:value="53626.0"/>
          <table:table-cell office:value-type="float" office:value="245385.0"/>
          <table:table-cell office:value-type="float" office:value="3015.0"/>
          <table:table-cell office:value-type="float" office:value="790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